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top"/>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5" style:family="table-cell" style:parent-style-name="Default" style:data-style-name="N0">
      <style:text-properties fo:color="#FF0000"/>
    </style:style>
    <style:style style:name="ce16" style:family="table-cell" style:parent-style-name="Default" style:data-style-name="N0">
      <style:table-cell-properties fo:border="thin solid #000000"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16.9756666666667cm"/>
    </style:style>
    <style:style style:name="co2" style:family="table-column">
      <style:table-column-properties fo:break-before="auto" style:column-width="25.908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49.2pt" style:use-optimal-row-height="false" fo:break-before="auto"/>
    </style:style>
    <style:style style:name="ro3" style:family="table-row">
      <style:table-row-properties style:row-height="19.2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30pt" style:use-optimal-row-height="false" fo:break-before="auto"/>
    </style:style>
    <style:style style:name="ro7" style:family="table-row">
      <style:table-row-properties style:row-height="19.8pt" style:use-optimal-row-height="false" fo:break-before="auto"/>
    </style:style>
    <style:style style:name="ro8" style:family="table-row">
      <style:table-row-properties style:row-height="80.4pt" style:use-optimal-row-height="false" fo:break-before="auto"/>
    </style:style>
    <style:style style:name="ro9" style:family="table-row">
      <style:table-row-properties style:row-height="64.2pt" style:use-optimal-row-height="false" fo:break-before="auto"/>
    </style:style>
    <style:style style:name="ro10" style:family="table-row">
      <style:table-row-properties style:row-height="90pt" style:use-optimal-row-height="false" fo:break-before="auto"/>
    </style:style>
    <style:style style:name="ro11" style:family="table-row">
      <style:table-row-properties style:row-height="54pt" style:use-optimal-row-height="false" fo:break-before="auto"/>
    </style:style>
    <style:style style:name="ro12" style:family="table-row">
      <style:table-row-properties style:row-height="21.6pt" style:use-optimal-row-height="false" fo:break-before="auto"/>
    </style:style>
    <style:style style:name="ro13" style:family="table-row">
      <style:table-row-properties style:row-height="29.4pt" style:use-optimal-row-height="false" fo:break-before="auto"/>
    </style:style>
    <style:style style:name="ro14" style:family="table-row">
      <style:table-row-properties style:row-height="26.4pt" style:use-optimal-row-height="false" fo:break-before="auto"/>
    </style:style>
    <style:style style:name="ro15" style:family="table-row">
      <style:table-row-properties style:row-height="27.6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21pt" style:use-optimal-row-height="false" fo:break-before="auto"/>
    </style:style>
    <style:style style:name="ro18" style:family="table-row">
      <style:table-row-properties style:row-height="24.6pt" style:use-optimal-row-height="false" fo:break-before="auto"/>
    </style:style>
    <style:style style:name="ro19" style:family="table-row">
      <style:table-row-properties style:row-height="17.4pt" style:use-optimal-row-height="false" fo:break-before="auto"/>
    </style:style>
    <style:style style:name="ro20" style:family="table-row">
      <style:table-row-properties style:row-height="25.8pt" style:use-optimal-row-height="false" fo:break-before="auto"/>
    </style:style>
    <style:style style:name="ro21" style:family="table-row">
      <style:table-row-properties style:row-height="27pt" style:use-optimal-row-height="false" fo:break-before="auto"/>
    </style:style>
    <style:style style:name="ro22" style:family="table-row">
      <style:table-row-properties style:row-height="14.4pt" style:use-optimal-row-height="false" fo:break-before="auto"/>
    </style:style>
    <style:style style:name="ro23" style:family="table-row">
      <style:table-row-properties style:row-height="43.2pt" style:use-optimal-row-height="true" fo:break-before="auto"/>
    </style:style>
    <style:style style:name="ro24" style:family="table-row">
      <style:table-row-properties style:row-height="25.2pt" style:use-optimal-row-height="false" fo:break-before="auto"/>
    </style:style>
    <style:style style:name="ro25" style:family="table-row">
      <style:table-row-properties style:row-height="33.75pt" style:use-optimal-row-height="false" fo:break-before="auto"/>
    </style:style>
    <style:style style:name="ro26" style:family="table-row">
      <style:table-row-properties style:row-height="43.8pt" style:use-optimal-row-height="false" fo:break-before="auto"/>
    </style:style>
    <style:style style:name="ro27" style:family="table-row">
      <style:table-row-properties style:row-height="36pt" style:use-optimal-row-height="false" fo:break-before="auto"/>
    </style:style>
    <style:style style:name="ro28" style:family="table-row">
      <style:table-row-properties style:row-height="88.8pt" style:use-optimal-row-height="false" fo:break-before="auto"/>
    </style:style>
    <style:style style:name="ro29" style:family="table-row">
      <style:table-row-properties style:row-height="33pt" style:use-optimal-row-height="false" fo:break-before="auto"/>
    </style:style>
    <style:style style:name="ro30" style:family="table-row">
      <style:table-row-properties style:row-height="49.8pt" style:use-optimal-row-height="false" fo:break-before="auto"/>
    </style:style>
    <style:style style:name="ro31" style:family="table-row">
      <style:table-row-properties style:row-height="76.2pt" style:use-optimal-row-height="false" fo:break-before="auto"/>
    </style:style>
    <style:style style:name="ro32" style:family="table-row">
      <style:table-row-properties style:row-height="209.4pt" style:use-optimal-row-height="false" fo:break-before="auto"/>
    </style:style>
    <style:style style:name="ro33" style:family="table-row">
      <style:table-row-properties style:row-height="61.8pt" style:use-optimal-row-height="false" fo:break-before="auto"/>
    </style:style>
    <style:style style:name="ro34" style:family="table-row">
      <style:table-row-properties style:row-height="20.4pt" style:use-optimal-row-height="false" fo:break-before="auto"/>
    </style:style>
    <style:style style:name="ro35" style:family="table-row">
      <style:table-row-properties style:row-height="45pt" style:use-optimal-row-height="false" fo:break-before="auto"/>
    </style:style>
    <style:style style:name="ro36" style:family="table-row">
      <style:table-row-properties style:row-height="63pt" style:use-optimal-row-height="false" fo:break-before="auto"/>
    </style:style>
    <style:style style:name="ro37" style:family="table-row">
      <style:table-row-properties style:row-height="36.6pt" style:use-optimal-row-height="false" fo:break-before="auto"/>
    </style:style>
    <style:style style:name="ro38" style:family="table-row">
      <style:table-row-properties style:row-height="22.8pt" style:use-optimal-row-height="false" fo:break-before="auto"/>
    </style:style>
    <style:style style:name="ro39" style:family="table-row">
      <style:table-row-properties style:row-height="22.2pt" style:use-optimal-row-height="false" fo:break-before="auto"/>
    </style:style>
    <style:style style:name="ro40" style:family="table-row">
      <style:table-row-properties style:row-height="31.8pt" style:use-optimal-row-height="false" fo:break-before="auto"/>
    </style:style>
    <style:style style:name="ro41" style:family="table-row">
      <style:table-row-properties style:row-height="24pt" style:use-optimal-row-height="false" fo:break-before="auto"/>
    </style:style>
    <style:style style:name="ro42" style:family="table-row">
      <style:table-row-properties style:row-height="18.6pt" style:use-optimal-row-height="false" fo:break-before="auto"/>
    </style:style>
    <style:style style:name="ro43" style:family="table-row">
      <style:table-row-properties style:row-height="34.2pt" style:use-optimal-row-height="false" fo:break-before="auto"/>
    </style:style>
    <style:style style:name="ro44" style:family="table-row">
      <style:table-row-properties style:row-height="15pt" style:use-optimal-row-height="true" fo:break-before="auto"/>
    </style:style>
    <style:style style:name="ro45" style:family="table-row">
      <style:table-row-properties style:row-height="105.6pt" style:use-optimal-row-height="false" fo:break-before="auto"/>
    </style:style>
    <style:style style:name="ro46" style:family="table-row">
      <style:table-row-properties style:row-height="39.75pt" style:use-optimal-row-height="false" fo:break-before="auto"/>
    </style:style>
    <style:style style:name="ro47" style:family="table-row">
      <style:table-row-properties style:row-height="35.25pt" style:use-optimal-row-height="false" fo:break-before="auto"/>
    </style:style>
    <style:style style:name="ro48" style:family="table-row">
      <style:table-row-properties style:row-height="88.5pt" style:use-optimal-row-height="false" fo:break-before="auto"/>
    </style:style>
    <style:style style:name="ro49" style:family="table-row">
      <style:table-row-properties style:row-height="72pt" style:use-optimal-row-height="true" fo:break-before="auto"/>
    </style:style>
    <style:style style:name="ro50" style:family="table-row">
      <style:table-row-properties style:row-height="55.8pt" style:use-optimal-row-height="false" fo:break-before="auto"/>
    </style:style>
    <style:style style:name="ro51" style:family="table-row">
      <style:table-row-properties style:row-height="29.25pt" style:use-optimal-row-height="false" fo:break-before="auto"/>
    </style:style>
    <style:style style:name="ro52" style:family="table-row">
      <style:table-row-properties style:row-height="46.5pt" style:use-optimal-row-height="false" fo:break-before="auto"/>
    </style:style>
    <style:style style:name="ro53" style:family="table-row">
      <style:table-row-properties style:row-height="63.75pt" style:use-optimal-row-height="false" fo:break-before="auto"/>
    </style:style>
    <style:style style:name="ro54" style:family="table-row">
      <style:table-row-properties style:row-height="61.5pt" style:use-optimal-row-height="false" fo:break-before="auto"/>
    </style:style>
    <style:style style:name="ro55" style:family="table-row">
      <style:table-row-properties style:row-height="16.8pt" style:use-optimal-row-height="false" fo:break-before="auto"/>
    </style:style>
    <style:style style:name="ro56" style:family="table-row">
      <style:table-row-properties style:row-height="109.5pt" style:use-optimal-row-height="false" fo:break-before="auto"/>
    </style:style>
    <style:style style:name="ro57" style:family="table-row">
      <style:table-row-properties style:row-height="66pt" style:use-optimal-row-height="false" fo:break-before="auto"/>
    </style:style>
    <style:style style:name="ro58" style:family="table-row">
      <style:table-row-properties style:row-height="115.2pt" style:use-optimal-row-height="true" fo:break-before="auto"/>
    </style:style>
    <style:style style:name="ro59" style:family="table-row">
      <style:table-row-properties style:row-height="86.4pt" style:use-optimal-row-height="true" fo:break-before="auto"/>
    </style:style>
    <style:style style:name="ro60" style:family="table-row">
      <style:table-row-properties style:row-height="12.75pt" style:use-optimal-row-height="false" fo:break-before="auto"/>
    </style:style>
    <style:style style:name="ro61" style:family="table-row">
      <style:table-row-properties style:row-height="14.1pt" style:use-optimal-row-height="true" fo:break-before="auto"/>
    </style:style>
    <style:style style:name="ro62" style:family="table-row">
      <style:table-row-properties style:row-height="194.25pt" style:use-optimal-row-height="false" fo:break-before="auto"/>
    </style:style>
    <style:style style:name="ro63" style:family="table-row">
      <style:table-row-properties style:row-height="35.7pt" style:use-optimal-row-height="false" fo:break-before="auto"/>
    </style:style>
    <style:style style:name="ro64" style:family="table-row">
      <style:table-row-properties style:row-height="144pt" style:use-optimal-row-height="true" fo:break-before="auto"/>
    </style:style>
    <style:style style:name="ro65" style:family="table-row">
      <style:table-row-properties style:row-height="187.2pt" style:use-optimal-row-height="false" fo:break-before="auto"/>
    </style:style>
    <style:style style:name="ro66" style:family="table-row">
      <style:table-row-properties style:row-height="100.8pt" style:use-optimal-row-height="true" fo:break-before="auto"/>
    </style:style>
    <style:style style:name="ro67" style:family="table-row">
      <style:table-row-properties style:row-height="158.4pt" style:use-optimal-row-height="true" fo:break-before="auto"/>
    </style:style>
    <style:style style:name="ro68" style:family="table-row">
      <style:table-row-properties style:row-height="190.65pt" style:use-optimal-row-height="false" fo:break-before="auto"/>
    </style:style>
    <style:style style:name="ro69" style:family="table-row">
      <style:table-row-properties style:row-height="42pt" style:use-optimal-row-height="true" fo:break-before="auto"/>
    </style:style>
    <style:style style:name="ro70" style:family="table-row">
      <style:table-row-properties style:row-height="102.45pt" style:use-optimal-row-height="false" fo:break-before="auto"/>
    </style:style>
    <style:style style:name="ro71" style:family="table-row">
      <style:table-row-properties style:row-height="22.9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4">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able:table-cell>
          <table:table-cell table:number-columns-repeated="16382"/>
        </table:table-row>
        <table:table-row table:style-name="ro3">
          <table:table-cell office:value-type="string" table:style-name="ce3">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3">
          <table:table-cell office:value-type="string" table:style-name="ce3">
            <text:p>||</text:p>
          </table:table-cell>
          <table:table-cell office:value-type="string" table:style-name="ce5">
            <text:p>Returnează TRUE dacă una dintre afirmații este TRUE</text:p>
          </table:table-cell>
          <table:table-cell table:number-columns-repeated="16382"/>
        </table:table-row>
        <table:table-row table:style-name="ro4">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style-name="ce7"/>
        </table:table-row>
        <table:table-row table:style-name="ro5">
          <table:table-cell office:value-type="string" table:style-name="ce4">
            <text:p>String x = "5555555"; <text:s/>// In string trebuie sa fie un numar fara litere ,caractere, spatii</text:p>
            <text:p><text:s text:c="8"/>System.out.println(Integer.parseInt(x));</text:p>
          </table:table-cell>
          <table:table-cell office:value-type="string" table:style-name="ce4">
            <text:p>Converteste un string <text:s/>intr-un numar .<text:s/></text:p>
          </table:table-cell>
          <table:table-cell table:number-columns-repeated="16382" table:style-name="ce7"/>
        </table:table-row>
        <table:table-row table:style-name="ro1">
          <table:table-cell office:value-type="string" table:style-name="ce4">
            <text:p>String.valueOf()</text:p>
          </table:table-cell>
          <table:table-cell office:value-type="string" table:style-name="ce4">
            <text:p>Converteste orice valoare intr-un string</text:p>
          </table:table-cell>
          <table:table-cell table:number-columns-repeated="16382" table:style-name="ce7"/>
        </table:table-row>
        <table:table-row table:style-name="ro1">
          <table:table-cell office:value-type="string" table:style-name="ce4">
            <text:p>int [] ch = new int[5];</text:p>
          </table:table-cell>
          <table:table-cell office:value-type="string" table:style-name="ce4">
            <text:p>Defineste lenghtul maxim pe care il poate avea arrayul.</text:p>
          </table:table-cell>
          <table:table-cell table:number-columns-repeated="16382" table:style-name="ce7"/>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style-name="ce7"/>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style-name="ce7"/>
        </table:table-row>
        <table:table-row table:style-name="ro6">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style-name="ce7"/>
        </table:table-row>
        <table:table-row table:style-name="ro7">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style-name="ce7"/>
        </table:table-row>
        <table:table-row table:style-name="ro8">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style-name="ce7"/>
        </table:table-row>
        <table:table-row table:style-name="ro9">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style-name="ce7"/>
        </table:table-row>
        <table:table-row table:style-name="ro4">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style-name="ce7"/>
        </table:table-row>
        <table:table-row table:style-name="ro10">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style-name="ce7"/>
        </table:table-row>
        <table:table-row table:style-name="ro10">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style-name="ce7"/>
        </table:table-row>
        <table:table-row table:style-name="ro11">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style-name="ce7"/>
        </table:table-row>
        <table:table-row table:style-name="ro12">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style-name="ce7"/>
        </table:table-row>
        <table:table-row table:style-name="ro13">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3">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4">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5">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7">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1">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7">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8">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19">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0">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21">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8">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9">
            <text:p>Converteste in litera mare fiecare cuvant dintr-un string</text:p>
          </table:table-cell>
          <table:table-cell table:number-columns-repeated="16382"/>
        </table:table-row>
        <table:table-row table:style-name="ro1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4">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23">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7">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7">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4">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1048522" table:style-name="ro1">
          <table:table-cell table:number-columns-repeated="16384"/>
        </table:table-row>
      </table:table>
      <table:table table:name="ORACLE" table:style-name="ta1">
        <table:table-column table:style-name="co4" table:default-cell-style-name="ce18"/>
        <table:table-column table:style-name="co5" table:default-cell-style-name="ce11"/>
        <table:table-column table:style-name="co3" table:number-columns-repeated="16382" table:default-cell-style-name="ce1"/>
        <table:table-row table:style-name="ro25">
          <table:table-cell office:value-type="string" table:style-name="ce10">
            <office:annotation draw:style-name="a0" svg:x="9.76666666666667in" svg:y="0.0166666666666667in" svg:width="8.56666666666667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table:style-name="ce11"/>
          <table:table-cell table:number-columns-repeated="16382"/>
        </table:table-row>
        <table:table-row table:style-name="ro26">
          <table:table-cell office:value-type="string" table:style-name="ce12">
            <text:p>Comanda</text:p>
            <text:p>T1 = tabela</text:p>
            <text:p>C1 = coloana</text:p>
          </table:table-cell>
          <table:table-cell office:value-type="string" table:style-name="ce10">
            <text:p>Descriere</text:p>
          </table:table-cell>
          <table:table-cell table:number-columns-repeated="16382" table:style-name="ce13"/>
        </table:table-row>
        <table:table-row table:style-name="ro27">
          <table:table-cell office:value-type="string" table:style-name="ce14">
            <text:p>select * from user_objects <text:s text:c="2"/>user_triggers <text:s/>user_tables<text:s/></text:p>
          </table:table-cell>
          <table:table-cell office:value-type="string" table:style-name="ce14">
            <text:p>Obiectele bazei de date</text:p>
          </table:table-cell>
          <table:table-cell table:number-columns-repeated="16382" table:style-name="ce15"/>
        </table:table-row>
        <table:table-row table:style-name="ro28">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6">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3"/>
        </table:table-row>
        <table:table-row table:style-name="ro29">
          <table:table-cell office:value-type="string" table:style-name="ce6">
            <text:p>select ' zzzz' <text:s/>|| C1 || C2 || ';' from T1</text:p>
            <text:p>select to_char(C1,'dd-MM-yyyy HH24:MI:SS') || ' ;' <text:s/>from T1</text:p>
            <text:p/>
          </table:table-cell>
          <table:table-cell office:value-type="string" table:style-name="ce16">
            <text:p>Concateneaza 'zzzzz' cu valorile de pe coloana1 si coloana2</text:p>
            <text:p>Concateneaza data si ora de pe C1 in formatul pe care il dam noi cu ';'<text:s/></text:p>
          </table:table-cell>
          <table:table-cell table:number-columns-repeated="16382" table:style-name="ce7"/>
        </table:table-row>
        <table:table-row table:style-name="ro30">
          <table:table-cell office:value-type="string" table:style-name="ce6">
            <text:p>select * from T1 where lower(ltrim(rtrim(convert(C1,'US7ASCII')))) LIKE lower(ltrim(rtrim(convert('%test%','US7ASCII'))))</text:p>
            <text:p>'test%' <text:s/>, '%test'<text:s/></text:p>
          </table:table-cell>
          <table:table-cell office:value-type="string" table:style-name="ce16">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5"/>
        </table:table-row>
        <table:table-row table:style-name="ro27">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5"/>
        </table:table-row>
        <table:table-row table:style-name="ro27">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27">
          <table:table-cell office:value-type="string" table:style-name="ce6">
            <text:p>select INITCAP(C1) FROM T1</text:p>
            <text:p>select upper(substr(C1,1,1)) || lower(substr(C1,2,9999)) from T1<text:s text:c="2"/></text:p>
          </table:table-cell>
          <table:table-cell office:value-type="string" table:style-name="ce16">
            <text:p>Pune litera mare la inceputul fiecarui cuvant din celula adica Test Test Test<text:s/></text:p>
            <text:p>Pune litera mare la inceputul cuvantului din celula adica Test test</text:p>
          </table:table-cell>
          <table:table-cell table:number-columns-repeated="16382" table:style-name="ce15"/>
        </table:table-row>
        <table:table-row table:style-name="ro6">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6">
            <text:p>Sterge ultimele caractere de la sfarsitul unui string</text:p>
            <text:p>Sterge primele caractere de la inceputul unui string</text:p>
          </table:table-cell>
          <table:table-cell table:number-columns-repeated="16382" table:style-name="ce7"/>
        </table:table-row>
        <table:table-row table:style-name="ro31">
          <table:table-cell office:value-type="string" table:style-name="ce6">
            <text:p>select NVL (C1, 'test1') from T1 <text:s text:c="7"/>--in loc de NVL se poate pune si coalesce</text:p>
          </table:table-cell>
          <table:table-cell office:value-type="string" table:style-name="ce16">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7"/>
        </table:table-row>
        <table:table-row table:style-name="ro32">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6">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7"/>
        </table:table-row>
        <table:table-row table:style-name="ro33">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6">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7"/>
        </table:table-row>
        <table:table-row table:style-name="ro34">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6">
            <text:p>Daca ID=1 atunci rezultatul ='IBM'. 2 ='Microsoft' , 3='Hewlet Packcard' , pentru restul ID-urilor 'Gateway'</text:p>
          </table:table-cell>
          <table:table-cell table:number-columns-repeated="16382" table:style-name="ce7"/>
        </table:table-row>
        <table:table-row table:style-name="ro34">
          <table:table-cell office:value-type="string" table:style-name="ce6">
            <text:p>select CONVERT(C1, 'US7ASCII') from T1;</text:p>
            <text:p/>
          </table:table-cell>
          <table:table-cell office:value-type="string" table:style-name="ce16">
            <text:p>Elimina semnele diacritice</text:p>
          </table:table-cell>
          <table:table-cell table:number-columns-repeated="16382" table:style-name="ce7"/>
        </table:table-row>
        <table:table-row table:style-name="ro6">
          <table:table-cell office:value-type="string" table:style-name="ce18">
            <text:p>select id from directoare start with id_parinte = 267097 connect by prior id=id_parinte</text:p>
          </table:table-cell>
          <table:table-cell office:value-type="string" table:style-name="ce11">
            <text:p>Arata toate tree id-urile din directoare subdirectoare</text:p>
          </table:table-cell>
          <table:table-cell table:number-columns-repeated="16382"/>
        </table:table-row>
        <table:table-row table:style-name="ro6">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7"/>
        </table:table-row>
        <table:table-row table:style-name="ro6">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7"/>
        </table:table-row>
        <table:table-row table:style-name="ro6">
          <table:table-cell office:value-type="string" table:style-name="ce6">
            <text:p>select * from T1 order by C1 desc <text:s text:c="14"/>--asc</text:p>
            <text:p>select * from T1 where rownum &lt;=5 order by id desc</text:p>
          </table:table-cell>
          <table:table-cell office:value-type="string" table:style-name="ce16">
            <text:p>Ordonare descendenta sau ascendenta. Se pune mereu la sfarsitul selectului , dupa conditii de where<text:s/></text:p>
            <text:p>Afiseaza primele 5 records dintr-un select</text:p>
          </table:table-cell>
          <table:table-cell table:number-columns-repeated="16382" table:style-name="ce7"/>
        </table:table-row>
        <table:table-row table:style-name="ro6">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7"/>
        </table:table-row>
        <table:table-row table:style-name="ro35">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6">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7"/>
        </table:table-row>
        <table:table-row table:style-name="ro36">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7">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17">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6">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7"/>
        </table:table-row>
        <table:table-row table:style-name="ro6">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7"/>
        </table:table-row>
        <table:table-row table:style-name="ro6">
          <table:table-cell table:style-name="ce6"/>
          <table:table-cell table:style-name="ce17"/>
          <table:table-cell table:number-columns-repeated="16382" table:style-name="ce7"/>
        </table:table-row>
        <table:table-row table:style-name="ro38">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6">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6">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39">
          <table:table-cell table:style-name="ce20"/>
          <table:table-cell table:style-name="ce21"/>
          <table:table-cell table:number-columns-repeated="16382"/>
        </table:table-row>
        <table:table-row table:style-name="ro40">
          <table:table-cell office:value-type="string" table:style-name="ce14">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1">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39">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39">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6">
          <table:table-cell office:value-type="string" table:style-name="ce18">
            <text:p>update T1 set C1=' ' where id=2</text:p>
          </table:table-cell>
          <table:table-cell office:value-type="string" table:style-name="ce11">
            <text:p>Inlocuieste celula care are id=2 cu nimic.<text:s/></text:p>
          </table:table-cell>
          <table:table-cell table:number-columns-repeated="16382"/>
        </table:table-row>
        <table:table-row table:style-name="ro6">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7"/>
        </table:table-row>
        <table:table-row table:style-name="ro6">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7"/>
        </table:table-row>
        <table:table-row table:style-name="ro39">
          <table:table-cell table:style-name="ce14"/>
          <table:table-cell table:style-name="ce21"/>
          <table:table-cell table:number-columns-repeated="16382"/>
        </table:table-row>
        <table:table-row table:style-name="ro39">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39">
          <table:table-cell table:style-name="ce14"/>
          <table:table-cell table:style-name="ce21"/>
          <table:table-cell table:number-columns-repeated="16382"/>
        </table:table-row>
        <table:table-row table:style-name="ro42">
          <table:table-cell office:value-type="string" table:style-name="ce20">
            <text:p>create table T1 (Firstname varchar(20), Lastname varchar(30), Title varchar(25), Dataz date, Age number(8))</text:p>
          </table:table-cell>
          <table:table-cell office:value-type="string" table:style-name="ce11">
            <text:p>Creeaza tabela T1 cu coloanele Firstname, Lastname,Title, Dataz,Age<text:s/></text:p>
          </table:table-cell>
          <table:table-cell table:number-columns-repeated="16382"/>
        </table:table-row>
        <table:table-row table:style-name="ro34">
          <table:table-cell office:value-type="string" table:style-name="ce20">
            <text:p>alter table T1 add C1 varchar2(4000)<text:s text:c="4"/></text:p>
            <text:p/>
          </table:table-cell>
          <table:table-cell office:value-type="string" table:style-name="ce11">
            <text:p>Adaugam coloana in tabela.</text:p>
          </table:table-cell>
          <table:table-cell table:number-columns-repeated="16382"/>
        </table:table-row>
        <table:table-row table:style-name="ro3">
          <table:table-cell office:value-type="string" table:style-name="ce20">
            <text:p>alter table T1 modify (C1 varchar2(4000));</text:p>
          </table:table-cell>
          <table:table-cell office:value-type="string" table:style-name="ce11">
            <text:p>Modificat datacolumntype a unei coloane dintr-o tabela</text:p>
          </table:table-cell>
          <table:table-cell table:number-columns-repeated="16382"/>
        </table:table-row>
        <table:table-row table:style-name="ro1">
          <table:table-cell table:style-name="ce18"/>
          <table:table-cell table:style-name="ce11"/>
          <table:table-cell table:number-columns-repeated="16382"/>
        </table:table-row>
        <table:table-row table:style-name="ro4">
          <table:table-cell office:value-type="string" table:style-name="ce18">
            <office:annotation draw:style-name="a1" svg:x="3.51666666666667in" svg:y="14.725in" svg:width="8.075in" svg:height="11.76666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3">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1"/>
          <table:table-cell table:number-columns-repeated="16382"/>
        </table:table-row>
        <table:table-row table:style-name="ro1">
          <table:table-cell table:style-name="ce18"/>
          <table:table-cell table:style-name="ce11"/>
          <table:table-cell table:number-columns-repeated="16382"/>
        </table:table-row>
        <table:table-row table:number-rows-repeated="254" table:style-name="ro6">
          <table:table-cell table:number-columns-repeated="16384"/>
        </table:table-row>
        <table:table-row table:number-rows-repeated="1048274" table:style-name="ro44">
          <table:table-cell table:number-columns-repeated="16384"/>
        </table:table-row>
      </table:table>
      <table:table table:name="SQL" table:style-name="ta1">
        <table:table-column table:style-name="co6" table:default-cell-style-name="ce18"/>
        <table:table-column table:style-name="co7"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6">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3"/>
        </table:table-row>
        <table:table-row table:style-name="ro6">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3"/>
        </table:table-row>
        <table:table-row table:style-name="ro45">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3"/>
        </table:table-row>
        <table:table-row table:style-name="ro6">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3"/>
        </table:table-row>
        <table:table-row table:style-name="ro6">
          <table:table-cell office:value-type="string" table:style-name="ce6">
            <text:p>select concat( 'test' , C1, ' ; ' <text:s/>) from T1</text:p>
            <text:p>select concat_ws('-', 'SQL', ' is', ' fun!')<text:s/></text:p>
          </table:table-cell>
          <table:table-cell office:value-type="string" table:style-name="ce16">
            <text:p>Concateneaza 'test' cu valorile de pe C1 cu ';'<text:s/></text:p>
            <text:p>Pune separatorul '-' intre toate valorile din select<text:s/></text:p>
          </table:table-cell>
          <table:table-cell table:number-columns-repeated="16382" table:style-name="ce13"/>
        </table:table-row>
        <table:table-row table:style-name="ro27">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6">
          <table:table-cell office:value-type="string" table:style-name="ce20">
            <text:p>select * into T1_backup from T1</text:p>
          </table:table-cell>
          <table:table-cell office:value-type="string" table:style-name="ce11">
            <text:p>Backup tabela . <text:s/>In oracle INTO se foloseste pentru a prelua un row dintr-o tabela in variables.<text:s/></text:p>
          </table:table-cell>
          <table:table-cell table:number-columns-repeated="16382"/>
        </table:table-row>
        <table:table-row table:style-name="ro6">
          <table:table-cell office:value-type="string" table:style-name="ce20">
            <text:p>select convert(varchar, C1, 120) from T1 where C1 between '2020-01-10 06:00:11' and '2020-01-10 15:00:33'</text:p>
            <text:p/>
            <text:p/>
          </table:table-cell>
          <table:table-cell office:value-type="string" table:style-name="ce11">
            <text:p>Converte data si timpul de pe C1 in formatul respectiv yyyy-mm-dd hh:mi:ss si afiseaza randurile din perioada respectiva.<text:s/></text:p>
          </table:table-cell>
          <table:table-cell table:number-columns-repeated="16382"/>
        </table:table-row>
        <table:table-row table:style-name="ro6">
          <table:table-cell office:value-type="string" table:style-name="ce20">
            <text:p>select UPPER(LEFT(C1,1))+LOWER(SUBSTRING(C1,2,LEN(C1))) from T1</text:p>
          </table:table-cell>
          <table:table-cell office:value-type="string" table:style-name="ce11">
            <text:p>Pune litera mare la inceputul primului cuvant din celula iar restul le face mici</text:p>
          </table:table-cell>
          <table:table-cell table:number-columns-repeated="16382"/>
        </table:table-row>
        <table:table-row table:style-name="ro6">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3"/>
        </table:table-row>
        <table:table-row table:style-name="ro46">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6">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7">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48">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able:table-cell>
          <table:table-cell office:value-type="string" table:style-name="ce16">
            <text:p>Insereaza in tabela tabela coloana</text:p>
            <text:p/>
            <text:p/>
            <text:p>Pentru verificare unde trebuie adaugata coloana.</text:p>
          </table:table-cell>
          <table:table-cell table:number-columns-repeated="16382" table:style-name="ce13"/>
        </table:table-row>
        <table:table-row table:style-name="ro1">
          <table:table-cell table:style-name="ce18"/>
          <table:table-cell table:style-name="ce11"/>
          <table:table-cell table:number-columns-repeated="16382"/>
        </table:table-row>
        <table:table-row table:style-name="ro19">
          <table:table-cell office:value-type="string" table:style-name="ce20">
            <text:p>UPDATE T1 SET C1 = replace(C1, 'Valoareaveche', 'VALOAREcarevreausafie')</text:p>
          </table:table-cell>
          <table:table-cell office:value-type="string" table:style-name="ce11">
            <text:p>Inlocuieste valoarea veche cu <text:s/>o valoare noua pe o coloana dintr-o tabela<text:s/></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18">
            <text:p><text:s/>sp_helpdb dms<text:s/></text:p>
          </table:table-cell>
          <table:table-cell office:value-type="string" table:style-name="ce11">
            <text:p>Logul si cat spatiu mai este pe baza</text:p>
          </table:table-cell>
          <table:table-cell table:number-columns-repeated="16382"/>
        </table:table-row>
        <table:table-row table:number-rows-repeated="2" table:style-name="ro1">
          <table:table-cell table:style-name="ce18"/>
          <table:table-cell table:style-name="ce11"/>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18" table:style-name="ro6">
          <table:table-cell table:number-columns-repeated="16384"/>
        </table:table-row>
        <table:table-row table:number-rows-repeated="1048226" table:style-name="ro44">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3"/>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3"/>
        </table:table-row>
        <table:table-row table:style-name="ro49">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3"/>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3"/>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3"/>
        </table:table-row>
        <table:table-row table:style-name="ro50">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3"/>
        </table:table-row>
        <table:table-row table:style-name="ro6">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4">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6">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1">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52">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3">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4">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23">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23">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number-rows-repeated="1048549" table:style-name="ro1">
          <table:table-cell table:number-columns-repeated="16384"/>
        </table:table-row>
      </table:table>
      <table:table table:name="MYSQL" table:style-name="ta1">
        <table:table-column table:style-name="co10" table:default-cell-style-name="ce18"/>
        <table:table-column table:style-name="co10"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55">
          <table:table-cell office:value-type="string" table:style-name="ce6">
            <text:p>UPDATE ws_tokens set expires = STR_TO_DATE('14-11-2025 11:29:11', '%d-%m-%Y %H:%i:%s')</text:p>
          </table:table-cell>
          <table:table-cell office:value-type="string" table:style-name="ce16">
            <text:p>Actualizeaza coloana cu valorile de data si ora minuta an.<text:s/></text:p>
          </table:table-cell>
          <table:table-cell table:number-columns-repeated="16382" table:style-name="ce13"/>
        </table:table-row>
        <table:table-row table:style-name="ro56">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7">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1">
            <text:p>Eroare de primary key de fixat<text:s/></text:p>
          </table:table-cell>
          <table:table-cell table:number-columns-repeated="16382"/>
        </table:table-row>
        <table:table-row table:style-name="ro34">
          <table:table-cell office:value-type="string" table:style-name="ce20">
            <text:p>DROP TRIGGER IF EXISTS <text:s/>zzzzzzzzz</text:p>
          </table:table-cell>
          <table:table-cell office:value-type="string" table:style-name="ce11">
            <text:p>Dezactivat trigger pe MYSQL. Trebuie recompilat dupa</text:p>
          </table:table-cell>
          <table:table-cell table:number-columns-repeated="16382"/>
        </table:table-row>
        <table:table-row table:style-name="ro6">
          <table:table-cell office:value-type="string" table:style-name="ce18">
            <text:p>linux - mysql - show full processlist;</text:p>
          </table:table-cell>
          <table:table-cell office:value-type="string" table:style-name="ce11">
            <text:p>Vedem sesiunile care ruleaza greu<text:s/></text:p>
          </table:table-cell>
          <table:table-cell table:number-columns-repeated="16382"/>
        </table:table-row>
        <table:table-row table:style-name="ro6">
          <table:table-cell office:value-type="string" table:style-name="ce18">
            <text:p>call sys_init_unitate2( idnoude unitate de exemplu 1525);</text:p>
          </table:table-cell>
          <table:table-cell office:value-type="string" table:style-name="ce11">
            <text:p>Cand stricam un server asa se <text:s/>genereaza unitatea noua din baza de date.<text:s/></text:p>
          </table:table-cell>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84" table:style-name="ro6">
          <table:table-cell table:number-columns-repeated="16384"/>
        </table:table-row>
        <table:table-row table:number-rows-repeated="1048176" table:style-name="ro44">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10">
            <text:p>Comanda</text:p>
          </table:table-cell>
          <table:table-cell office:value-type="string" table:style-name="ce10">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number-rows-repeated="1048573" table:style-name="ro44">
          <table:table-cell table:number-columns-repeated="16384"/>
        </table:table-row>
      </table:table>
      <table:table table:name="TEORIE" table:style-name="ta3">
        <table:table-column table:style-name="co12" table:default-cell-style-name="ce19"/>
        <table:table-column table:style-name="co13" table:default-cell-style-name="ce11"/>
        <table:table-column table:style-name="co3" table:number-columns-repeated="16382" table:default-cell-style-name="ce1"/>
        <table:table-row table:style-name="ro1">
          <table:table-cell office:value-type="string" table:style-name="ce10">
            <text:p>Serviciu</text:p>
          </table:table-cell>
          <table:table-cell office:value-type="string" table:style-name="ce10">
            <text:p>Descriere</text:p>
          </table:table-cell>
          <table:table-cell table:number-columns-repeated="16382" table:style-name="ce13"/>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3"/>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3"/>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3"/>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3"/>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3"/>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3"/>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3"/>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3"/>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3"/>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3"/>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3"/>
        </table:table-row>
        <table:table-row table:style-name="ro1">
          <table:table-cell table:style-name="ce27"/>
          <table:table-cell table:style-name="ce34"/>
          <table:table-cell table:number-columns-repeated="16382" table:style-name="ce13"/>
        </table:table-row>
        <table:table-row table:style-name="ro58">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23">
          <table:table-cell office:value-type="string" table:style-name="ce19">
            <office:annotation draw:style-name="a2" svg:x="2.225in" svg:y="5.59166666666667in" svg:width="17.75in" svg:height="5.2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1">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23">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23">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4">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4">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1">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59">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1">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1">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1">
            <text:p>Network Interface Card - este o componentă hardware a calculatorului care conectează un computer la o rețea de calculatoare.</text:p>
          </table:table-cell>
          <table:table-cell table:number-columns-repeated="16382"/>
        </table:table-row>
        <table:table-row table:style-name="ro49">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1">
            <text:p>Interconecteaza PC-urile dar ofera pe langa acest lucru si acces la internet prin intermediul unui port aditional la care se conecteaza un modem.</text:p>
          </table:table-cell>
          <table:table-cell table:number-columns-repeated="16382"/>
        </table:table-row>
        <table:table-row table:style-name="ro60">
          <table:table-cell office:value-type="string" table:style-name="ce19">
            <text:p>Switch</text:p>
          </table:table-cell>
          <table:table-cell office:value-type="string" table:style-name="ce11">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1">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1">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1"/>
          <table:table-cell table:number-columns-repeated="16382" table:style-name="ce1"/>
        </table:table-row>
        <table:table-row table:style-name="ro1">
          <table:table-cell table:style-name="ce19"/>
          <table:table-cell table:style-name="ce11"/>
          <table:table-cell table:number-columns-repeated="16382" table:style-name="ce1"/>
        </table:table-row>
        <table:table-row table:style-name="ro1">
          <table:table-cell office:value-type="string" table:style-name="ce19">
            <text:p>CTRL+ ENTER pentru ENTER</text:p>
          </table:table-cell>
          <table:table-cell table:style-name="ce11"/>
          <table:table-cell table:number-columns-repeated="16382" table:style-name="ce1"/>
        </table:table-row>
        <table:table-row table:number-rows-repeated="1048520" table:style-name="ro61">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2">
          <table:table-cell office:value-type="string" table:style-name="ce19">
            <text:p>find</text:p>
          </table:table-cell>
          <table:table-cell office:value-type="string" table:style-name="ce16">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6">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3">
          <table:table-cell office:value-type="string" table:style-name="ce19">
            <text:p>locate</text:p>
          </table:table-cell>
          <table:table-cell office:value-type="string" table:style-name="ce16">
            <text:p>yum install mlocate<text:s text:c="2"/></text:p>
            <text:p>updatedb</text:p>
          </table:table-cell>
          <table:table-cell office:value-type="string" table:style-name="ce16">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6">
            <text:p>du -sh ./* | sort -h</text:p>
            <text:p>du -sh .[^.]*</text:p>
          </table:table-cell>
          <table:table-cell office:value-type="string" table:style-name="ce16">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23">
          <table:table-cell office:value-type="string" table:style-name="ce19">
            <text:p>df</text:p>
          </table:table-cell>
          <table:table-cell office:value-type="string" table:style-name="ce16">
            <text:p>df -TH</text:p>
            <text:p>df -I</text:p>
            <text:p>df /pathoffileordirectory</text:p>
          </table:table-cell>
          <table:table-cell office:value-type="string" table:style-name="ce16">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23">
          <table:table-cell office:value-type="string" table:style-name="ce19">
            <text:p>CageFS Skeleton</text:p>
          </table:table-cell>
          <table:table-cell office:value-type="string" table:style-name="ce16">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6">
            <text:p>csf -g <text:s text:c="5"/>csf -d <text:s text:c="7"/>csf -a <text:s text:c="5"/>csf -dr <text:s text:c="6"/>csf -r<text:s text:c="9"/></text:p>
            <text:p>WHM - ConfigServer Security &amp; Firewall - Quick Allow/Deny - 0.0.0.0/0</text:p>
          </table:table-cell>
          <table:table-cell office:value-type="string" table:style-name="ce16">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4">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6">
            <text:p>find . | cut -d"/" -f2 | sort | uniq -c | sort -rn</text:p>
            <text:p>Edquota -u username</text:p>
          </table:table-cell>
          <table:table-cell office:value-type="string" table:style-name="ce16">
            <text:p>Numara inodes dintr-un folder</text:p>
            <text:p>Afiseaza numarul de inodes din contul unui user</text:p>
          </table:table-cell>
          <table:table-cell table:number-columns-repeated="1021" table:style-name="ce38"/>
          <table:table-cell table:number-columns-repeated="15360"/>
        </table:table-row>
        <table:table-row table:style-name="ro23">
          <table:table-cell office:value-type="string" table:style-name="ce19">
            <text:p>tune2fs</text:p>
          </table:table-cell>
          <table:table-cell office:value-type="string" table:style-name="ce16">
            <text:p>tune2fs -l /dev/mapper/vg_centos6-lv_root</text:p>
            <text:p>tune2fs -m 0 /dev/mapper/vg_centos6-lv_root ( -m 5 este default rezervat pt un server)</text:p>
          </table:table-cell>
          <table:table-cell office:value-type="string" table:style-name="ce16">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6">
            <text:p>mv * targetdestination</text:p>
            <text:p>mv * .[^.]* .. sau mv * ../</text:p>
          </table:table-cell>
          <table:table-cell office:value-type="string" table:style-name="ce16">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6">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49">
          <table:table-cell office:value-type="string" table:style-name="ce19">
            <text:p>ln</text:p>
            <text:p/>
            <text:p>Arhivarea unui</text:p>
            <text:p>Simbolic link nu merge</text:p>
          </table:table-cell>
          <table:table-cell office:value-type="string" table:style-name="ce16">
            <text:p>ln file1 file2<text:s text:c="2"/></text:p>
            <text:p/>
            <text:p>ln -s file1 file2<text:s text:c="7"/></text:p>
            <text:p>unlink numelesymboluluilinkului</text:p>
            <text:p>chown -h user:user<text:s text:c="2"/></text:p>
          </table:table-cell>
          <table:table-cell office:value-type="string" table:style-name="ce16">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6">
            <text:p>diff &lt;filename1&gt; &lt;filename2&gt;<text:s text:c="2"/></text:p>
          </table:table-cell>
          <table:table-cell office:value-type="string" table:style-name="ce16">
            <text:p>Compara diferentele dintre 2 fisiere</text:p>
          </table:table-cell>
          <table:table-cell table:number-columns-repeated="16381"/>
        </table:table-row>
        <table:table-row table:style-name="ro65">
          <table:table-cell office:value-type="string" table:style-name="ce19">
            <text:p>exim</text:p>
          </table:table-cell>
          <table:table-cell office:value-type="string" table:style-name="ce16">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6">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6">
          <table:table-cell office:value-type="string" table:style-name="ce19">
            <office:annotation draw:style-name="a3" svg:x="1.01666666666667in" svg:y="10.6666666666667in" svg:width="6.54166666666667in" svg:height="5.216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6">
            <text:p>postconf -n</text:p>
            <text:p>postqueue -p sau mailq</text:p>
            <text:p>postcat -q ID</text:p>
            <text:p>postqueue -f</text:p>
            <text:p>postsuper -d ALL</text:p>
            <text:p>postmap -q user@domeniu.ro hash:/etc/postfix/mailbox_maps</text:p>
            <text:p/>
          </table:table-cell>
          <table:table-cell office:value-type="string" table:style-name="ce16">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6">
            <text:p>grep cwd /var/log/exim_mainlog | grep -v /var/spool | awk -F"cwd=" '{print $2}' | awk '{print $1}' | sort | uniq -c | sort -nh</text:p>
          </table:table-cell>
          <table:table-cell office:value-type="string" table:style-name="ce16">
            <text:p>Check SPAM</text:p>
          </table:table-cell>
          <table:table-cell table:number-columns-repeated="16381"/>
        </table:table-row>
        <table:table-row table:style-name="ro49">
          <table:table-cell office:value-type="string" table:style-name="ce19">
            <office:annotation draw:style-name="a4" svg:x="1.6in" svg:y="13.7666666666667in" svg:width="8.91666666666667in" svg:height="24.591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6">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6">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6">
            <text:p>iotop</text:p>
          </table:table-cell>
          <table:table-cell office:value-type="string" table:style-name="ce16">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6">
            <text:p>iftop</text:p>
          </table:table-cell>
          <table:table-cell office:value-type="string" table:style-name="ce16">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6">
            <text:p>iostat</text:p>
          </table:table-cell>
          <table:table-cell office:value-type="string" table:style-name="ce16">
            <text:p>Afiseaza statistici despre CPU si input/output despre devices, partitii si NFS</text:p>
          </table:table-cell>
          <table:table-cell table:number-columns-repeated="16381"/>
        </table:table-row>
        <table:table-row table:style-name="ro23">
          <table:table-cell office:value-type="string" table:style-name="ce19">
            <text:p>scp</text:p>
          </table:table-cell>
          <table:table-cell office:value-type="string" table:style-name="ce16">
            <text:p>scp -P 24 zzzfisier <text:s/>root@sacred.ml:/home</text:p>
            <text:p>scp -rvCpP 24 zzzfisier root@sacred.ml:/home facem mai intai arhiva cu tar ca sa pastram</text:p>
            <text:p>permisiunile</text:p>
          </table:table-cell>
          <table:table-cell office:value-type="string" table:style-name="ce16">
            <text:p>Copiaza fisierul zzzfisier pe serverul sacred.ml in /home</text:p>
            <text:p>Copiaza fisierul zzzfisier pe serverul sacred.ml in /home</text:p>
          </table:table-cell>
          <table:table-cell table:number-columns-repeated="16381"/>
        </table:table-row>
        <table:table-row table:style-name="ro49">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6">
            <text:p>rsync -azhe "ssh -p 652" --info=progress2 /home/sursa root@zzzzzz.ro:/destinatie</text:p>
            <text:p>rsync -avzhe "ssh -p 652" /home/sursa root@zzzzzz.ro:/destinatie</text:p>
            <text:p/>
            <text:p/>
            <text:p>rsync –aP /fromdirectory/ /destinationdirectory/</text:p>
          </table:table-cell>
          <table:table-cell office:value-type="string" table:style-name="ce16">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6">
            <text:p>curl -I domain.ro</text:p>
            <text:p>curl -T /home/numelearhivei.tar.gz ftp://22.22.22.22 --user zzzzz:parola</text:p>
          </table:table-cell>
          <table:table-cell office:value-type="string" table:style-name="ce16">
            <text:p>Afiseaza statusul siteului cu eroarea. HTTP/1.1 200 OK</text:p>
            <text:p>Copiaza arhiva prin ftp cu userul</text:p>
          </table:table-cell>
          <table:table-cell table:number-columns-repeated="16381"/>
        </table:table-row>
        <table:table-row table:style-name="ro4">
          <table:table-cell office:value-type="string" table:style-name="ce19">
            <text:p>TAR</text:p>
          </table:table-cell>
          <table:table-cell office:value-type="string" table:style-name="ce16">
            <text:p>tar -cvzpf arhivasalvat.tar.gz file</text:p>
            <text:p>tar -tvf</text:p>
            <text:p>tar -zxpvf</text:p>
            <text:p>tar -jxpvf</text:p>
          </table:table-cell>
          <table:table-cell office:value-type="string" table:style-name="ce16">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6">
            <text:p>zip numenou fisiervechi</text:p>
            <text:p>unzip file.zip unzip -l file.zip</text:p>
          </table:table-cell>
          <table:table-cell office:value-type="string" table:style-name="ce16">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6">
            <text:p>gunzip file.gz</text:p>
            <text:p>zcat file.gz</text:p>
          </table:table-cell>
          <table:table-cell office:value-type="string" table:style-name="ce16">
            <text:p>Extrage fisierele</text:p>
            <text:p>Afiseaza continutul arhivei</text:p>
          </table:table-cell>
          <table:table-cell table:number-columns-repeated="16381"/>
        </table:table-row>
        <table:table-row table:style-name="ro59">
          <table:table-cell office:value-type="string" table:style-name="ce19">
            <text:p>grep</text:p>
          </table:table-cell>
          <table:table-cell office:value-type="string" table:style-name="ce16">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6">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6">
            <text:p>ls -last <text:s text:c="2"/>ls -lah</text:p>
          </table:table-cell>
          <table:table-cell office:value-type="string" table:style-name="ce16">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6">
            <text:p>whereis numelecomenzii</text:p>
          </table:table-cell>
          <table:table-cell office:value-type="string" table:style-name="ce16">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6">
            <text:p>cat /etc/userdomains | cut -d":" -f1</text:p>
            <text:p>cat /etc/userdomains | cut -d":" --complement -f1</text:p>
          </table:table-cell>
          <table:table-cell office:value-type="string" table:style-name="ce16">
            <text:p>Desparte dupa delimitatorul ":" si afiseaza doar primul element</text:p>
            <text:p>Desparte dupa delimitatorul ":" si afiseaza tot mai putin primul element</text:p>
          </table:table-cell>
          <table:table-cell table:number-columns-repeated="16381"/>
        </table:table-row>
        <table:table-row table:style-name="ro4">
          <table:table-cell office:value-type="string" table:style-name="ce19">
            <text:p>.htaccess</text:p>
          </table:table-cell>
          <table:table-cell office:value-type="string" table:style-name="ce16">
            <text:p>deny from all <text:s text:c="11"/>deny from adresaip</text:p>
            <text:p>allow from 22.22.22.22</text:p>
            <text:p>require all denied require not adresaip</text:p>
            <text:p>require ip 22.22.22.22</text:p>
          </table:table-cell>
          <table:table-cell office:value-type="string" table:style-name="ce16">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6">
            <text:p>chattr -i <text:s text:c="2"/>sau +i <text:s text:c="4"/>lsattr numelefisierului (listeaza atributele fisierului)</text:p>
          </table:table-cell>
          <table:table-cell office:value-type="string" table:style-name="ce16">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49">
          <table:table-cell office:value-type="string" table:style-name="ce19">
            <text:p>nmap</text:p>
          </table:table-cell>
          <table:table-cell office:value-type="string" table:style-name="ce16">
            <text:p>nmap --allports domeniu.ro<text:s text:c="2"/></text:p>
            <text:p>nmap -A domeniu.ro</text:p>
            <text:p>nmap -v domeniu.ro nmap -v 22.22.22.22</text:p>
            <text:p>Nmap 22.22.22.15-25</text:p>
            <text:p>Nmap 22.22.22.0/24</text:p>
          </table:table-cell>
          <table:table-cell office:value-type="string" table:style-name="ce16">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7">
          <table:table-cell office:value-type="string" table:style-name="ce19">
            <text:p>Iptables</text:p>
          </table:table-cell>
          <table:table-cell office:value-type="string" table:style-name="ce16">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6">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23">
          <table:table-cell office:value-type="string" table:style-name="ce19">
            <text:p>firewalld (Centos 7)</text:p>
          </table:table-cell>
          <table:table-cell office:value-type="string" table:style-name="ce16">
            <text:p>firewall-cmd --permanent --zone=public --add-port=24/tcp</text:p>
            <text:p>firewall-cmd --list-ports</text:p>
            <text:p>firewall-cmd --reload</text:p>
          </table:table-cell>
          <table:table-cell office:value-type="string" table:style-name="ce16">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6">
            <text:p>WHM - cPHulk Brute Force Protection - History Reports - Remove Blocks and Clear</text:p>
          </table:table-cell>
          <table:table-cell office:value-type="string" table:style-name="ce16">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6">
            <text:p>ufw enable ufw disable <text:s text:c="3"/>daca nu merge netu dam disable si clear la iptables</text:p>
          </table:table-cell>
          <table:table-cell office:value-type="string" table:style-name="ce16">
            <text:p>Opreste firewall iptables</text:p>
          </table:table-cell>
          <table:table-cell table:number-columns-repeated="16381"/>
        </table:table-row>
        <table:table-row table:style-name="ro49">
          <table:table-cell office:value-type="string" table:style-name="ce19">
            <text:p>dig</text:p>
          </table:table-cell>
          <table:table-cell office:value-type="string" table:style-name="ce16">
            <text:p>dig domeniu.ro</text:p>
            <text:p>dig +short TXT _dmarc.sacred.ml.</text:p>
            <text:p>dig domeniu.ro @ipadresullui</text:p>
            <text:p>dig +trace domeniu.ro</text:p>
            <text:p>dig @a.root-servers.net domeniu.ro</text:p>
          </table:table-cell>
          <table:table-cell office:value-type="string" table:style-name="ce16">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4">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6">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4">
          <table:table-cell office:value-type="string" table:style-name="ce19">
            <text:p>tcpdump</text:p>
          </table:table-cell>
          <table:table-cell office:value-type="string" table:style-name="ce16">
            <text:p>tcpdump -nni eth0 host 22.22.22.22 -vv (pentru verbose debuging) <text:s text:c="8"/>iptraf-ng</text:p>
            <text:p>tcpdump -nni eth0 port numarulportului</text:p>
            <text:p>tcpdump -nni ens160 icmp</text:p>
            <text:p>tcpdump -c 1000</text:p>
          </table:table-cell>
          <table:table-cell office:value-type="string" table:style-name="ce16">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6">
            <text:p>yum install wireshark</text:p>
          </table:table-cell>
          <table:table-cell office:value-type="string" table:style-name="ce16">
            <text:p>Verifica pachetele care intra dintr-o retea pe server</text:p>
          </table:table-cell>
          <table:table-cell table:number-columns-repeated="16381"/>
        </table:table-row>
        <table:table-row table:style-name="ro23">
          <table:table-cell office:value-type="string" table:style-name="ce19">
            <text:p>strace</text:p>
          </table:table-cell>
          <table:table-cell office:value-type="string" table:style-name="ce16">
            <text:p>sudo -u sslt HTTP_HOST=www.sslt.ml REQUEST_URI=/ strace -tt -e trace=sendto,connect,open,write,read php /home/sslt/public_html/index.php</text:p>
            <text:p>strace php /caleaindexului.php</text:p>
          </table:table-cell>
          <table:table-cell office:value-type="string" table:style-name="ce16">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6in" svg:y="32.1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6">
            <text:p>traceroute -d domeniu.ro <text:s text:c="2"/>CMD – tracert (pentru windows)</text:p>
          </table:table-cell>
          <table:table-cell office:value-type="string" table:style-name="ce16">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6">
            <text:p>ping domeniu.ro</text:p>
          </table:table-cell>
          <table:table-cell office:value-type="string" table:style-name="ce16">
            <text:p>Verificarea conectivitatii si a timpului dus-intors intre dous statii afla in in</text:p>
            <text:p>aceeasi retea sau retele diferite (inclusiv internet).</text:p>
          </table:table-cell>
          <table:table-cell table:number-columns-repeated="16381"/>
        </table:table-row>
        <table:table-row table:style-name="ro23">
          <table:table-cell office:value-type="string" table:style-name="ce19">
            <text:p>ifconfig</text:p>
          </table:table-cell>
          <table:table-cell office:value-type="string" table:style-name="ce16">
            <text:p>ifconfig eth0 zzzzadresaipzzzz netmask zzzzz broadcast zzzzzz <text:s text:c="3"/>Verificat Gatewayu dupa</text:p>
            <text:p>ifconfig -a</text:p>
            <text:p>ifconfig eth0 up/down</text:p>
          </table:table-cell>
          <table:table-cell office:value-type="string" table:style-name="ce16">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6">
            <text:p>ethtool eth0</text:p>
          </table:table-cell>
          <table:table-cell office:value-type="string" table:style-name="ce16">
            <text:p>Afiseaza date fizice despre placa de retea cum ar fi viteza, duplex</text:p>
          </table:table-cell>
          <table:table-cell table:number-columns-repeated="16381"/>
        </table:table-row>
        <table:table-row table:style-name="ro1">
          <table:table-cell table:style-name="ce19"/>
          <table:table-cell office:value-type="string" table:style-name="ce16">
            <text:p>iwconfig wlan0</text:p>
          </table:table-cell>
          <table:table-cell office:value-type="string" table:style-name="ce16">
            <text:p>Afiseaza date fizice despre place de retea wireless</text:p>
          </table:table-cell>
          <table:table-cell table:number-columns-repeated="16381"/>
        </table:table-row>
        <table:table-row table:style-name="ro23">
          <table:table-cell office:value-type="string" table:style-name="ce19">
            <text:p>route</text:p>
          </table:table-cell>
          <table:table-cell office:value-type="string" table:style-name="ce16">
            <text:p>route -n</text:p>
            <text:p>route add default gw 22.22.22.22</text:p>
            <text:p>route del default gw 22.22.22.22</text:p>
          </table:table-cell>
          <table:table-cell office:value-type="string" table:style-name="ce16">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6">
            <text:p>ip route show all</text:p>
            <text:p>ip route</text:p>
          </table:table-cell>
          <table:table-cell office:value-type="string" table:style-name="ce16">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6">
            <text:p>nc -z domain.ro portnumber</text:p>
          </table:table-cell>
          <table:table-cell office:value-type="string" table:style-name="ce16">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6">
            <text:p>host domeniu.ro</text:p>
            <text:p>host IP adress</text:p>
          </table:table-cell>
          <table:table-cell office:value-type="string" table:style-name="ce16">
            <text:p>Afiseaza IP-ul domeniul si serverul de mail</text:p>
            <text:p>Arata Reverse DNS daca este facut in ARPA</text:p>
          </table:table-cell>
          <table:table-cell table:number-columns-repeated="16381"/>
        </table:table-row>
        <table:table-row table:style-name="ro49">
          <table:table-cell office:value-type="string" table:style-name="ce19">
            <text:p>ssh</text:p>
          </table:table-cell>
          <table:table-cell office:value-type="string" table:style-name="ce16">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6">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49">
          <table:table-cell office:value-type="string" table:style-name="ce19">
            <text:p>Open SSL</text:p>
          </table:table-cell>
          <table:table-cell office:value-type="string" table:style-name="ce16">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6">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8">
          <table:table-cell office:value-type="string" table:style-name="ce19">
            <office:annotation draw:style-name="a6" svg:x="1.54166666666667in" svg:y="48.0166666666667in" svg:width="7.04166666666667in" svg:height="21.675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6">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6">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6">
            <text:p>lsof -p 5201 <text:s text:c="7"/>(-p de la pid si 5201 numarul pidului)</text:p>
          </table:table-cell>
          <table:table-cell office:value-type="string" table:style-name="ce16">
            <text:p>Afiseaza informatii despre fisiere care sunt deschise de anumite procese</text:p>
          </table:table-cell>
          <table:table-cell table:number-columns-repeated="16381"/>
        </table:table-row>
        <table:table-row table:style-name="ro69">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6">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23">
          <table:table-cell office:value-type="string" table:style-name="ce19">
            <text:p>kill</text:p>
          </table:table-cell>
          <table:table-cell office:value-type="string" table:style-name="ce16">
            <text:p>kill -9 pidid</text:p>
            <text:p>kiall php</text:p>
            <text:p>pkill -kill –u nameoftheuser(example seby)</text:p>
          </table:table-cell>
          <table:table-cell office:value-type="string" table:style-name="ce16">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6">
            <text:p>last -1x shutdown <text:s text:c="2"/>last -x <text:s text:c="3"/>last -x shutdown</text:p>
          </table:table-cell>
          <table:table-cell office:value-type="string" table:style-name="ce16">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6">
            <text:p>sar -q</text:p>
          </table:table-cell>
          <table:table-cell office:value-type="string" table:style-name="ce16">
            <text:p>Arata informatii despre sistem logurile de log, consum de resurse</text:p>
          </table:table-cell>
          <table:table-cell table:number-columns-repeated="16381"/>
        </table:table-row>
        <table:table-row table:style-name="ro70">
          <table:table-cell office:value-type="string" table:style-name="ce19">
            <office:annotation draw:style-name="a7" svg:x="1.6in" svg:y="40.1666666666667in" svg:width="8.841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6">
            <text:p>*/2 * * * *</text:p>
            <text:p>* /24 * * *</text:p>
            <text:p>2 * * * *</text:p>
            <text:p>0 4 * * * /usr/sbin/tmpwatch -am 1 /tmp/nginx_client</text:p>
            <text:p/>
            <text:p>0 3 * * * /usr/sbin/tmpwatch -mtime --all 12 /tmp/</text:p>
            <text:p>crontab -l crontab -e</text:p>
          </table:table-cell>
          <table:table-cell office:value-type="string" table:style-name="ce16">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71">
          <table:table-cell office:value-type="string" table:style-name="ce19">
            <text:p>watch</text:p>
          </table:table-cell>
          <table:table-cell office:value-type="string" table:style-name="ce16">
            <text:p>watch -n 0 php /var/www/html/test.php</text:p>
          </table:table-cell>
          <table:table-cell office:value-type="string" table:style-name="ce16">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6">
            <text:p>date --set='14 may 2013 13:57'</text:p>
          </table:table-cell>
          <table:table-cell office:value-type="string" table:style-name="ce16">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6">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4">
          <table:table-cell office:value-type="string" table:style-name="ce19">
            <text:p>Virtualmin</text:p>
          </table:table-cell>
          <table:table-cell office:value-type="string" table:style-name="ce16">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6">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6">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6">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4">
          <table:table-cell office:value-type="string" table:style-name="ce19">
            <text:p>RPM</text:p>
          </table:table-cell>
          <table:table-cell office:value-type="string" table:style-name="ce16">
            <text:p>rpm -qa | grep -i packagename<text:s text:c="2"/></text:p>
            <text:p>rpm -e packagename</text:p>
            <text:p>rpm -ivh pidgin-2.7.9-5.el6.2.i686.rpm</text:p>
            <text:p>rpm -qpR BitTorrent-5.2.2-1-Python2.4.noarch.rpm</text:p>
          </table:table-cell>
          <table:table-cell office:value-type="string" table:style-name="ce16">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6">
            <text:p>dpkg -l</text:p>
            <text:p>dpkg -r</text:p>
          </table:table-cell>
          <table:table-cell office:value-type="string" table:style-name="ce16">
            <text:p>Afiseaza pachetele instalate</text:p>
            <text:p>Sterge un anumit pachet</text:p>
          </table:table-cell>
          <table:table-cell table:number-columns-repeated="16381"/>
        </table:table-row>
        <table:table-row table:style-name="ro23">
          <table:table-cell office:value-type="string" table:style-name="ce19">
            <text:p>apt(Ubuntu)</text:p>
          </table:table-cell>
          <table:table-cell office:value-type="string" table:style-name="ce16">
            <text:p>apt-get install numelepachetului</text:p>
            <text:p>apt-cache policy numelepachetului</text:p>
            <text:p>apt-get upgrade</text:p>
          </table:table-cell>
          <table:table-cell office:value-type="string" table:style-name="ce16">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6">
            <text:p>mkfs.ext4 /dev/vghome/homepartition</text:p>
            <text:p>mkfs.ext4 /dev/sda1</text:p>
          </table:table-cell>
          <table:table-cell office:value-type="string" table:style-name="ce16">
            <text:p>Formateaza partitia</text:p>
            <text:p>Formateaza diskul</text:p>
          </table:table-cell>
          <table:table-cell table:number-columns-repeated="16381"/>
        </table:table-row>
        <table:table-row table:style-name="ro4">
          <table:table-cell office:value-type="string" table:style-name="ce19">
            <text:p>mount</text:p>
          </table:table-cell>
          <table:table-cell office:value-type="string" table:style-name="ce16">
            <text:p>mount –t ext4 /dev/sdb1 /media/USB<text:s text:c="2"/></text:p>
            <text:p>mount -rt ext4 /dev/sr0 /mnt/cdrom (blkid sr0 )</text:p>
            <text:p>mount -n -o remount,rw /</text:p>
          </table:table-cell>
          <table:table-cell office:value-type="string" table:style-name="ce16">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6">
            <text:p>fsck <text:s text:c="8"/>fsck /dev/sda</text:p>
            <text:p>fsck -n <text:s text:c="3"/>fsck -n /dev/sda</text:p>
          </table:table-cell>
          <table:table-cell office:value-type="string" table:style-name="ce16">
            <text:p>Verifica si repara filesistemul daca este nemontat doar</text:p>
            <text:p>Verifica filesistemul sau o partitie anume</text:p>
          </table:table-cell>
          <table:table-cell table:number-columns-repeated="16381"/>
        </table:table-row>
        <table:table-row table:style-name="ro66">
          <table:table-cell office:value-type="string" table:style-name="ce19">
            <text:p>LVM</text:p>
          </table:table-cell>
          <table:table-cell office:value-type="string" table:style-name="ce16">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6">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4">
          <table:table-cell office:value-type="string" table:style-name="ce19">
            <text:p>mdadm</text:p>
          </table:table-cell>
          <table:table-cell office:value-type="string" table:style-name="ce16">
            <text:p>mdadm --create --verbose /dev/md0 --level=1 /dev/sda1 /dev/sdb2</text:p>
            <text:p>mdadm --detail --scan &gt;&gt; /etc/mdadm.conf</text:p>
            <text:p>mdadm --examine /dev/sda</text:p>
            <text:p>cat /proc/mdstat</text:p>
          </table:table-cell>
          <table:table-cell office:value-type="string" table:style-name="ce16">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23">
          <table:table-cell office:value-type="string" table:style-name="ce6">
            <text:p>smartctl</text:p>
            <text:p>hdparm</text:p>
            <text:p>Inxi</text:p>
          </table:table-cell>
          <table:table-cell office:value-type="string" table:style-name="ce16">
            <text:p>smartctl -i /dev/vda <text:s text:c="11"/>yum install smartmontools</text:p>
            <text:p>hdparm -I /dev/vd?|grep -E "Number|/dev"</text:p>
            <text:p>inxi -Dplxx</text:p>
          </table:table-cell>
          <table:table-cell office:value-type="string" table:style-name="ce16">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6">
            <text:p>systemctl status numeleserviciului.service</text:p>
            <text:p>systemctl list-units --all --type service <text:s text:c="3"/>systemctl list-unit-files</text:p>
            <text:p>systemctl cat numeleserviciului</text:p>
          </table:table-cell>
          <table:table-cell office:value-type="string" table:style-name="ce16">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6">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8">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6">
            <text:p>lsmod</text:p>
          </table:table-cell>
          <table:table-cell office:value-type="string" table:style-name="ce16">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6">
            <text:p>modinfo numelemodulului</text:p>
          </table:table-cell>
          <table:table-cell office:value-type="string" table:style-name="ce16">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23">
          <table:table-cell office:value-type="string" table:style-name="ce19">
            <text:p>CATALINA_HOME</text:p>
          </table:table-cell>
          <table:table-cell office:value-type="string" table:style-name="ce16">
            <text:p>grep DOCUMENTA_HOME /etc/* <text:s text:c="2"/>si adaugat acolo<text:s/></text:p>
            <text:p>CATALINA_HOME="/usr/tomcat8/"</text:p>
            <text:p>export CATALINA_HOME</text:p>
          </table:table-cell>
          <table:table-cell table:style-name="ce17"/>
          <table:table-cell table:number-columns-repeated="16381"/>
        </table:table-row>
        <table:table-row table:style-name="ro49">
          <table:table-cell office:value-type="string" table:style-name="ce19">
            <text:p>nginx</text:p>
          </table:table-cell>
          <table:table-cell office:value-type="string" table:style-name="ce16">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6">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49">
          <table:table-cell office:value-type="string" table:style-name="ce19">
            <office:annotation draw:style-name="a8" svg:x="1.54166666666667in" svg:y="75.7in" svg:width="7.41666666666667in" svg:height="0.291666666666667in">
              <dc:creator/>
              <text:p><text:span text:style-name="T12">https://www.virtualmin.com/documentation/web/multiplephp</text:span></text:p>
            </office:annotation>
            <text:p>php</text:p>
          </table:table-cell>
          <table:table-cell office:value-type="string" table:style-name="ce16">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6">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6">
            <text:p>maldet --report list</text:p>
            <text:p>maldet –report unuldintrescanID</text:p>
          </table:table-cell>
          <table:table-cell office:value-type="string" table:style-name="ce16">
            <text:p>Afiseaza lista cu fisiere virusate</text:p>
          </table:table-cell>
          <table:table-cell table:number-columns-repeated="1021" table:style-name="ce38"/>
          <table:table-cell table:number-columns-repeated="15360"/>
        </table:table-row>
        <table:table-row table:style-name="ro23">
          <table:table-cell office:value-type="string" table:style-name="ce6">
            <office:annotation draw:style-name="a9" svg:x="1.6in" svg:y="8.95in" svg:width="10.1916666666667in" svg:height="39.4166666666667in">
              <dc:creator/>
              <text:p>cPanel apare ca Virus Scanner</text:p>
            </office:annotation>
            <text:p>ClamAV Scanner</text:p>
            <text:p>clamd</text:p>
            <text:p>clamscan</text:p>
          </table:table-cell>
          <table:table-cell office:value-type="string" table:style-name="ce16">
            <text:p>clamscan -ri /folder</text:p>
            <text:p>freshclam</text:p>
          </table:table-cell>
          <table:table-cell office:value-type="string" table:style-name="ce16">
            <text:p>Afiseaza numai fisierele infectate</text:p>
            <text:p>Actualizeaza baza de date cu virusi a antivirusului</text:p>
          </table:table-cell>
          <table:table-cell table:number-columns-repeated="1021" table:style-name="ce38"/>
          <table:table-cell table:number-columns-repeated="15360"/>
        </table:table-row>
        <table:table-row table:style-name="ro49">
          <table:table-cell office:value-type="string" table:style-name="ce19">
            <text:p>dd</text:p>
          </table:table-cell>
          <table:table-cell office:value-type="string" table:style-name="ce16">
            <text:p>dd if=/dev/sda of=/dev/sdb</text:p>
            <text:p/>
            <text:p>dd if=/home/user/Downloads/debian.iso of=/dev/sdb1 bs=512M; sync</text:p>
          </table:table-cell>
          <table:table-cell office:value-type="string" table:style-name="ce16">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6">
            <text:p>lpr -P deskjet-4620-series 1-final.pdf</text:p>
            <text:p>lpq</text:p>
          </table:table-cell>
          <table:table-cell office:value-type="string" table:style-name="ce16">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6">
            <text:p>for i in {1..10000}; do echo $i; done</text:p>
            <text:p>for i in `cat ip.txt`; do echo $i; done</text:p>
          </table:table-cell>
          <table:table-cell office:value-type="string" table:style-name="ce16">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6">
            <text:p>ctrl + B <text:s text:c="2"/>Shift <text:s/>+ <text:s/>" <text:s/>(ghilimele) ( ca sa splituim pe orizontala) sau Shift + % ( <text:s/>verticala) <text:s text:c="5"/>ctrl + B si <text:s/>; <text:s/>( pentru a schimba ferestrele impartite)</text:p>
          </table:table-cell>
          <table:table-cell office:value-type="string" table:style-name="ce16">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6">
            <text:p>Shift + = <text:s text:c="3"/>Scris * <text:s/>si apasat Enter</text:p>
          </table:table-cell>
          <table:table-cell office:value-type="string" table:style-name="ce16">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6">
            <text:p>base64 exemplu.php</text:p>
            <text:p>base64 -d exemplu.php</text:p>
          </table:table-cell>
          <table:table-cell office:value-type="string" table:style-name="ce16">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6">
            <text:p>md5sum file</text:p>
          </table:table-cell>
          <table:table-cell office:value-type="string" table:style-name="ce16">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49">
          <table:table-cell office:value-type="string" table:style-name="ce19">
            <text:p>ZFS</text:p>
          </table:table-cell>
          <table:table-cell office:value-type="string" table:style-name="ce16">
            <text:p>wget https://github.com/zfsonlinux/zfs/releases/download/zfs-0.6.5.9/zfs-0.6.5.9.tar.gz</text:p>
            <text:p>yum install uuid libuuid-devel</text:p>
            <text:p>zpool status</text:p>
            <text:p>zpool status -x</text:p>
            <text:p>http://zfsonlinux.org/msg/ZFS-8000-9P/</text:p>
          </table:table-cell>
          <table:table-cell office:value-type="string" table:style-name="ce16">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23">
          <table:table-cell office:value-type="string" table:style-name="ce19">
            <text:p>cmd</text:p>
          </table:table-cell>
          <table:table-cell office:value-type="string" table:style-name="ce16">
            <text:p>ipconfig /flushdns</text:p>
            <text:p>Ipconfig /all</text:p>
            <text:p>msinfo32</text:p>
          </table:table-cell>
          <table:table-cell office:value-type="string" table:style-name="ce16">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1">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10">
            <text:p>Serviciu</text:p>
          </table:table-cell>
          <table:table-cell office:value-type="string" table:style-name="ce37">
            <text:p>Descriere</text:p>
          </table:table-cell>
          <table:table-cell table:number-columns-repeated="16382" table:style-name="ce47"/>
        </table:table-row>
        <table:table-row table:style-name="ro66">
          <table:table-cell office:value-type="string" table:style-name="ce19">
            <text:p>Cygwin</text:p>
          </table:table-cell>
          <table:table-cell office:value-type="string" table:style-name="ce16">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6">
          <table:table-cell office:value-type="string" table:style-name="ce19">
            <text:p>VPN</text:p>
          </table:table-cell>
          <table:table-cell office:value-type="string" table:style-name="ce16">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23">
          <table:table-cell office:value-type="string" table:style-name="ce6">
            <text:p>Remote Desktop Connection</text:p>
            <text:p>Windows 8.1</text:p>
          </table:table-cell>
          <table:table-cell office:value-type="string" table:style-name="ce16">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4">
          <table:table-cell office:value-type="string" table:style-name="ce6">
            <text:p>Vmware Workstation</text:p>
          </table:table-cell>
          <table:table-cell office:value-type="string" table:style-name="ce16">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23">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23">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number-rows-repeated="1048561" table:style-name="ro61">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10">
            <text:p>Eroarea</text:p>
          </table:table-cell>
          <table:table-cell office:value-type="string" table:style-name="ce10">
            <text:p>Descriere</text:p>
          </table:table-cell>
          <table:table-cell office:value-type="string" table:style-name="ce10">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1">
            <text:p>Cu Browserele vechi sau problema de Https..</text:p>
          </table:table-cell>
          <table:table-cell table:style-name="ce11"/>
          <table:table-cell table:number-columns-repeated="16381"/>
        </table:table-row>
        <table:table-row table:style-name="ro5">
          <table:table-cell office:value-type="string" table:style-name="ce20">
            <office:annotation draw:style-name="a10" svg:x="4.575in" svg:y="0.4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1">
            <text:p>.htpasswd</text:p>
          </table:table-cell>
          <table:table-cell table:number-columns-repeated="16381"/>
        </table:table-row>
        <table:table-row table:style-name="ro4">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23">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4">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23">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59">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49">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58">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6">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58">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91666666666667in" svg:y="1.54166666666667in" svg:width="9.466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1"/>
          <table:table-cell table:number-columns-repeated="16381"/>
        </table:table-row>
        <table:table-row table:number-rows-repeated="23" table:style-name="ro1">
          <table:table-cell table:style-name="ce18"/>
          <table:table-cell table:number-columns-repeated="2" table:style-name="ce11"/>
          <table:table-cell table:number-columns-repeated="16381"/>
        </table:table-row>
        <table:table-row table:number-rows-repeated="1048538" table:style-name="ro61">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0">
            <text:p>Logul</text:p>
          </table:table-cell>
          <table:table-cell office:value-type="string" table:style-name="ce19">
            <text:p>Descriere</text:p>
          </table:table-cell>
          <table:table-cell office:value-type="string" table:style-name="ce10">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10"/>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10"/>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10"/>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6">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1">
          <table:table-cell table:number-columns-repeated="16384"/>
        </table:table-row>
      </table:table>
      <table:table table:name="Mail" table:style-name="ta4">
        <table:table-column table:style-name="co26" table:default-cell-style-name="ce8"/>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49">
          <table:table-cell office:value-type="string" table:style-name="ce20">
            <office:annotation draw:style-name="a13" svg:x="0.791666666666667in" svg:y="0.075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4">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4">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6">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4">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1"/>
          <table:table-cell table:number-columns-repeated="16381"/>
        </table:table-row>
        <table:table-row table:style-name="ro23">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1"/>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1"/>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1"/>
          <table:table-cell table:number-columns-repeated="16381"/>
        </table:table-row>
        <table:table-row table:style-name="ro23">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1"/>
          <table:table-cell table:number-columns-repeated="16381"/>
        </table:table-row>
        <table:table-row table:style-name="ro23">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1"/>
          <table:table-cell table:number-columns-repeated="16381"/>
        </table:table-row>
        <table:table-row table:style-name="ro1">
          <table:table-cell office:value-type="string" table:style-name="ce18">
            <text:p>Conexiunea cu serverul nostru a expirat</text:p>
          </table:table-cell>
          <table:table-cell office:value-type="string" table:style-name="ce11">
            <text:p>Restartat clientul de mail</text:p>
          </table:table-cell>
          <table:table-cell table:style-name="ce11"/>
          <table:table-cell table:number-columns-repeated="16381"/>
        </table:table-row>
        <table:table-row table:style-name="ro1">
          <table:table-cell office:value-type="string" table:style-name="ce8">
            <text:p>Rejecting banned content</text:p>
          </table:table-cell>
          <table:table-cell office:value-type="string" table:style-name="ce11">
            <text:p>Atasamentele nu sunt acceptate de serverul unde trimite</text:p>
          </table:table-cell>
          <table:table-cell table:style-name="ce11"/>
          <table:table-cell table:number-columns-repeated="16381"/>
        </table:table-row>
        <table:table-row table:style-name="ro1">
          <table:table-cell office:value-type="string" table:style-name="ce18">
            <text:p>User unknown in virtual mailbox table</text:p>
          </table:table-cell>
          <table:table-cell office:value-type="string" table:style-name="ce11">
            <text:p>Adresa nu exista pe serverul destinatie</text:p>
          </table:table-cell>
          <table:table-cell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number-rows-repeated="1048552" table:style-name="ro61">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6">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8">
            <text:p>Intr-adevar</text:p>
          </table:table-cell>
          <table:table-cell table:number-columns-repeated="2" table:style-name="ce17"/>
          <table:table-cell table:number-columns-repeated="16381"/>
        </table:table-row>
        <table:table-row table:number-rows-repeated="1048565" table:style-name="ro6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0-12-30T13:50:36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